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16382"/>
        <table:table-row table:style-name="ro1"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Porcentaj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RA1. Instala sistemas operativos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A2 Configura el software de base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A3. Asegura la información del sistema,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A4. Centraliza la información en servidores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A5. Administra el acceso a dominios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A6. Detecta problemas de rendimiento, monitorizando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A7. Audita la utilización y acceso a recursos,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Total RA8. Implanta software específico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82"/>
        </table:table-row>
        <table:table-row table:style-name="ro1">
          <table:table-cell/>
          <table:table-cell table:formula="of:=SUM([.B2:.B9])" office:value-type="float" office:value="100" calcext:value-type="float">
            <text:p>100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0:18:00.995117947</meta:creation-date>
    <meta:generator>LibreOffice/25.2.7.2$Linux_X86_64 LibreOffice_project/520$Build-2</meta:generator>
    <dc:date>2026-01-12T20:27:44.884787559</dc:date>
    <meta:editing-duration>PT9M45S</meta:editing-duration>
    <meta:editing-cycles>1</meta:editing-cycles>
    <meta:document-statistic meta:table-count="1" meta:cell-count="19" meta:object-count="0"/>
  </office:meta>
</office:document-meta>
</file>